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Standard" style:list-style-name="L4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Heading_20_4">
      <style:paragraph-properties fo:break-before="page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 style:list-style-name="L9">
      <style:text-properties fo:font-weight="normal" style:font-weight-asian="normal" style:font-weight-complex="normal"/>
    </style:style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List_20_Indent">
      <style:paragraph-properties fo:margin-left="0in" fo:margin-right="0in" fo:text-indent="0in" style:auto-text-indent="false"/>
    </style:style>
    <style:style style:name="P24" style:family="paragraph" style:parent-style-name="List_20_Indent">
      <style:paragraph-properties fo:margin-left="0.1972in" fo:margin-right="0in" fo:text-indent="0in" style:auto-text-indent="false"/>
    </style:style>
    <style:style style:name="P25" style:family="paragraph" style:parent-style-name="Standard" style:list-style-name="L15"/>
    <style:style style:name="P26" style:family="paragraph" style:parent-style-name="Standard" style:list-style-name="L16"/>
    <style:style style:name="P27" style:family="paragraph" style:parent-style-name="Standard" style:list-style-name="L17"/>
    <style:style style:name="P28" style:family="paragraph" style:parent-style-name="Standard" style:list-style-name="L18"/>
    <style:style style:name="P29" style:family="paragraph" style:parent-style-name="Standard" style:list-style-name="L19"/>
    <style:style style:name="P30" style:family="paragraph" style:parent-style-name="Standard" style:list-style-name="L20"/>
    <style:style style:name="P31" style:family="paragraph" style:parent-style-name="Standard" style:list-style-name="L20">
      <style:text-properties fo:font-weight="normal" style:font-weight-asian="normal" style:font-weight-complex="normal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Geometry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Geometry Library</text:p>
          </text:index-title>
          <text:p text:style-name="P1">How to read this document<text:tab/>2</text:p>
          <text:p text:style-name="P2">XD Types<text:tab/>2</text:p>
          <text:p text:style-name="P2">XxY Types<text:tab/>2</text:p>
          <text:p text:style-name="P1">Core Classes<text:tab/>3</text:p>
          <text:p text:style-name="P2">Real Type<text:tab/>3</text:p>
          <text:p text:style-name="P3">Constants<text:tab/>3</text:p>
          <text:p text:style-name="P3">Construction<text:tab/>3</text:p>
          <text:p text:style-name="P3">Methods<text:tab/>3</text:p>
          <text:p text:style-name="P2">VectorXD Types<text:tab/>5</text:p>
          <text:p text:style-name="P3">Constants<text:tab/>5</text:p>
          <text:p text:style-name="P3">Construction<text:tab/>5</text:p>
          <text:p text:style-name="P3">Methods<text:tab/>5</text:p>
          <text:p text:style-name="P3">Methods (2D Only)<text:tab/>6</text:p>
          <text:p text:style-name="P3">Operations<text:tab/>6</text:p>
          <text:p text:style-name="P3">Notes<text:tab/>6</text:p>
          <text:p text:style-name="P2">MatrixXxY Type<text:tab/>7</text:p>
          <text:p text:style-name="P2">Quaternion Type<text:tab/>7</text:p>
          <text:p text:style-name="P2">Plucker Type<text:tab/>7</text:p>
          <text:p text:style-name="P2">Clifford Type<text:tab/>7</text:p>
          <text:p text:style-name="P1">Geometry Classes<text:tab/>8</text:p>
          <text:p text:style-name="P2">Rectangle Types<text:tab/>8</text:p>
          <text:p text:style-name="P3">Construction<text:tab/>9</text:p>
          <text:p text:style-name="P3">Methods<text:tab/>9</text:p>
          <text:p text:style-name="P3">Operations<text:tab/>10</text:p>
          <text:p text:style-name="P2">PlaneXD Type<text:tab/>11</text:p>
          <text:p text:style-name="P2">AxisXD Type<text:tab/>12</text:p>
          <text:p text:style-name="P3">Constants<text:tab/>12</text:p>
          <text:p text:style-name="P3">Construction<text:tab/>12</text:p>
          <text:p text:style-name="P3">Methods<text:tab/>12</text:p>
          <text:p text:style-name="P2">Types to do<text:tab/>14</text:p>
          <text:p text:style-name="P1">Utility Classes<text:tab/>14</text:p>
          <text:p text:style-name="P2">Set Types<text:tab/>14</text:p>
        </text:index-body>
      </text:table-of-content>
      <text:p text:style-name="Standard"/>
      <text:h text:style-name="P4" text:outline-level="2">How to read this document</text:h>
      <text:h text:style-name="Heading_20_4" text:outline-level="4">XD Types</text:h>
      <text:p text:style-name="Standard">Most of the common types found in the geometry library have an XD suffix in their class names, where X is a number representing dimension. <text:s/>An example of this includes Vector2D, a 2 dimensional class for representing vectors (x and y part).</text:p>
      <text:p text:style-name="Standard"/>
      <text:h text:style-name="Heading_20_4" text:outline-level="4">XxY Types</text:h>
      <text:p text:style-name="Standard">A suffix variation found only on the Matrix types. <text:s/>The capitol X and Y parts are numbers that define the dimensions of the Matrix. <text:s/>So a Matrix2x1 would be a matrix that is 2 units wide, and 1 unit tall.</text:p>
      <text:p text:style-name="Standard"/>
      <text:h text:style-name="P4" text:outline-level="2">Core Classes</text:h>
      <text:h text:style-name="Heading_20_4" text:outline-level="4">Real Type</text:h>
      <text:p text:style-name="List_20_Indent"><text:span text:style-name="T1">File:</text:span> Geometry/Real.h</text:p>
      <text:p text:style-name="List_20_Indent"><text:span text:style-name="T1">Namespace:</text:span> None</text:p>
      <text:p text:style-name="Standard">The type “Real” is a wrapper class for the standard 32bit IEEE float type. <text:s/>Many standard operations are overloaded as members, such as absolute value, square root, as well as many vector math friendly operations. <text:s/>The Real can also be thought of as a 1 dimensional vector, or a 1x1 matrix.</text:p>
      <text:p text:style-name="Standard"/>
      <text:p text:style-name="Standard">It can be used in the place of any standard “float” type, but when hard coding, it requires you to explicitly cast it like so:</text:p>
      <text:p text:style-name="Standard"/>
      <text:p text:style-name="List_20_Indent">Real MyReal = Real( 25 ) + Real( 30.5 );</text:p>
      <text:h text:style-name="Heading_20_5" text:outline-level="5">Constants</text:h>
      <text:list text:style-name="L2">
        <text:list-item>
          <text:p text:style-name="P5"><text:span text:style-name="T1">Real::Zero</text:span> – The number 0</text:p>
        </text:list-item>
        <text:list-item>
          <text:p text:style-name="P5"><text:span text:style-name="T1">Real::One</text:span> – The number 1</text:p>
        </text:list-item>
        <text:list-item>
          <text:p text:style-name="P5"><text:span text:style-name="T1">Real::Half</text:span> – The number ½ (0.5)</text:p>
        </text:list-item>
        <text:list-item>
          <text:p text:style-name="P5"><text:span text:style-name="T1">Real::Quarter</text:span> – The number ¼ (0.25)</text:p>
        </text:list-item>
        <text:list-item>
          <text:p text:style-name="P5"><text:span text:style-name="T1">Real::Pi</text:span> – You do like pie don't you? <text:s/>3.145 and a bunch more</text:p>
        </text:list-item>
        <text:list-item>
          <text:p text:style-name="P5"><text:span text:style-name="T1">Real::Identity</text:span> – In accordance to treating the Real as a 1x1 matrix, the value 1</text:p>
        </text:list-item>
        <text:list-item>
          <text:p text:style-name="P5"><text:span text:style-name="T1">Real::SmallestUnit</text:span> – The smallest number used in zero tests that round down to zero</text:p>
        </text:list-item>
      </text:list>
      <text:h text:style-name="Heading_20_5" text:outline-level="5">Construction</text:h>
      <text:list text:style-name="L3">
        <text:list-item>
          <text:p text:style-name="P6"><text:span text:style-name="T1">Real( Var )</text:span> - Given an integer, float or double type numeric expression, create a Real type of that value.</text:p>
        </text:list-item>
      </text:list>
      <text:h text:style-name="Heading_20_5" text:outline-level="5">Methods</text:h>
      <text:list text:style-name="L4">
        <text:list-item>
          <text:p text:style-name="P7"><text:span text:style-name="T1">.Abs()</text:span> – Returns the <text:span text:style-name="T2">absolute value</text:span> of the number (i.e. always positive).</text:p>
        </text:list-item>
        <text:list-item>
          <text:p text:style-name="P7"><text:span text:style-name="T1">.Sqrt()</text:span><text:span text:style-name="T3"> – Returns the </text:span><text:span text:style-name="T4">square root</text:span><text:span text:style-name="T3"> of the number. <text:s/>Never square a negative number, as results are unknown.</text:span></text:p>
          <text:p text:style-name="P8"/>
        </text:list-item>
        <text:list-item>
          <text:p text:style-name="P8"><text:span text:style-name="T1">.Floor()</text:span> – Rounds the number down to the nearest whole number.</text:p>
        </text:list-item>
        <text:list-item>
          <text:p text:style-name="P8"><text:span text:style-name="T1">.Ceil()</text:span> – Rounds the number up to the nearest whole number.</text:p>
        </text:list-item>
        <text:list-item>
          <text:p text:style-name="P8"><text:span text:style-name="T1">.Round()</text:span> – Rounds up to the nearest whole number if greater than .5, down if less than.</text:p>
          <text:p text:style-name="P9"/>
        </text:list-item>
        <text:list-item>
          <text:p text:style-name="P7"><text:span text:style-name="T1">.Min( Real Vs )</text:span> – Returns the smaller of the two (the number, or the passed number).</text:p>
        </text:list-item>
        <text:list-item>
          <text:p text:style-name="P7"><text:span text:style-name="T1">.Max( Real Vs )</text:span> – Returns the larger of the two (the number, or the passed number).</text:p>
        </text:list-item>
        <text:list-item>
          <text:p text:style-name="P7"><text:span text:style-name="T1">.MinClamp( Real Vs )</text:span> – Clamp's the number to the smaller number.</text:p>
        </text:list-item>
        <text:list-item>
          <text:p text:style-name="P7"><text:span text:style-name="T1">.MaxClamp( Real Vs )</text:span> – Clamp's the number to the larger number.</text:p>
          <text:p text:style-name="P9"/>
        </text:list-item>
        <text:list-item>
          <text:p text:style-name="P7"><text:span text:style-name="T1">.Normalize()</text:span> – Like multidimensional vector normalization, makes the number of length 1. What this also means is if the number is negative, it becomes -1, and if it was zero, it stays zero.</text:p>
        </text:list-item>
        <text:list-item>
          <text:p text:style-name="P7"><text:span text:style-name="T1">.NormalizeRet()</text:span> – Like Normalize(), but returns the magnitude.</text:p>
        </text:list-item>
        <text:list-item>
          <text:p text:style-name="P7"><text:span text:style-name="T1">.Normal()</text:span> – Like Normalize(), but returns the value instead of changing the variable, as if it was a member.</text:p>
        </text:list-item>
        <text:list-item>
          <text:p text:style-name="P7"><text:span text:style-name="T1">.Magnitude()</text:span> – Returns the magnitude (length). <text:s/>Technically, the magnitude is the same thing as the absolute value. <text:s/>As a note, if you mean absolute value in your math, use Abs() instead of this.</text:p>
        </text:list-item>
        <text:list-item>
          <text:p text:style-name="P7"><text:span text:style-name="T1">.MagnitudeSquared()</text:span> – Returns the squared magnitude. <text:s/>Technically, this exists as it's an optimization with multidimensional vectors working with spheres, but a regular Magnitude() here is actually faster.</text:p>
        </text:list-item>
        <text:list-item>
          <text:p text:style-name="P7"><text:span text:style-name="T1">.Manhattan()</text:span> – Returns the Manhattan length (sum of all absolute value parts).</text:p>
          <text:p text:style-name="P9"/>
        </text:list-item>
        <text:list-item>
          <text:p text:style-name="P7"><text:span text:style-name="T1">.IsZero()</text:span> – Returns true if the number is zero, or is very close due to rounding. <text:s/>Prefer this to testing against Real::Zero.</text:p>
        </text:list-item>
        <text:list-item>
          <text:p text:style-name="P7"><text:span text:style-name="T1">.IsZeroPositive()</text:span> – Like IsZero(), but does not absolute value the comparison. <text:s/>Really, this is for an optimization if you know for sure the number you're testing if zero will always be positive.</text:p>
        </text:list-item>
        <text:list-item>
          <text:p text:style-name="P7"><text:span text:style-name="T1">.Is( Real Vs )</text:span> – Returns true if the numbers are equal, or very close due to rounding. <text:s/>Prefer this to testing against each other, especially if you're iterating a Real to another number.</text:p>
          <text:p text:style-name="P7"/>
        </text:list-item>
        <text:list-item>
          <text:p text:style-name="P7"><text:span text:style-name="T1">.Random()</text:span> – Returns a random number between 0 and 1.</text:p>
        </text:list-item>
      </text:list>
      <text:p text:style-name="Standard"/>
      <text:h text:style-name="P10" text:outline-level="4">VectorXD Types</text:h>
      <text:p text:style-name="List_20_Indent"><text:span text:style-name="T1">File:</text:span> Geometry/Vector.h (all variants and utilities)</text:p>
      <text:p text:style-name="List_20_Indent"><text:span text:style-name="T1">Folder:</text:span> Geometry/Vector</text:p>
      <text:p text:style-name="List_20_Indent"><text:span text:style-name="T1">Namespace:</text:span> None</text:p>
      <text:p text:style-name="Standard">The vector types are used for vector mathematics. <text:s/>The vector types contain several Real's named x, y, z, and w respectfully. <text:s/>There are 4 types/classifications of vectors.</text:p>
      <text:p text:style-name="Standard"/>
      <text:list text:style-name="L5">
        <text:list-item>
          <text:p text:style-name="P11"><text:span text:style-name="T1">Vector2D</text:span> – Two dimensional version for 2D games, texture co-ordinates, and so on.</text:p>
        </text:list-item>
        <text:list-item>
          <text:p text:style-name="P11"><text:span text:style-name="T1">Vector3D</text:span> – Three dimensional version for 3D games, models, and so on.</text:p>
        </text:list-item>
        <text:list-item>
          <text:p text:style-name="P11"><text:span text:style-name="T1">Vector4D</text:span> – Four dimensional version not for 4D games, but instead a homogeneous type for clean stuffing in to 128bit vector units.</text:p>
        </text:list-item>
        <text:list-item>
          <text:p text:style-name="P11"><text:span text:style-name="T1">ScalarVectorXD</text:span> – In the rare case where you need to scale a vector by each part of another vector (i.e. A real vector multiplication), convert to one of these and multiply by it. <text:s/>It's not recommended to actually save these, but you can if you so desired.</text:p>
        </text:list-item>
      </text:list>
      <text:p text:style-name="Standard"/>
      <text:p text:style-name="Standard">Hard coding a vector would look something like this:</text:p>
      <text:p text:style-name="Standard"/>
      <text:p text:style-name="List_20_Indent">Vector2D TwoDee( Real::One, Real( 124 ) );</text:p>
      <text:p text:style-name="List_20_Indent">Vector3D ThreeDee = Vector3D( Real::Zero, Real::One, Real::Zero );</text:p>
      <text:h text:style-name="Heading_20_5" text:outline-level="5">Constants</text:h>
      <text:list text:style-name="L6">
        <text:list-item>
          <text:p text:style-name="P12"><text:span text:style-name="T1">VectorXD::Identity</text:span> – In accordance to treating a vector as a Matrix, it's a Vector of all 1's.</text:p>
        </text:list-item>
        <text:list-item>
          <text:p text:style-name="P12"><text:span text:style-name="T1">VectorXD::Zero</text:span> – A vector with all parts zero.</text:p>
        </text:list-item>
      </text:list>
      <text:h text:style-name="Heading_20_5" text:outline-level="5">Construction</text:h>
      <text:list text:style-name="L7">
        <text:list-item>
          <text:p text:style-name="P13"><text:span text:style-name="T1">Vector2D( Real x, Real y )</text:span> – Construct a 2D vector with x and y parts.</text:p>
        </text:list-item>
        <text:list-item>
          <text:p text:style-name="P13"><text:span text:style-name="T1">Vector3D( Real x, Real y, Real z )</text:span> – Construct a 3D vector with x, y and z parts.</text:p>
        </text:list-item>
        <text:list-item>
          <text:p text:style-name="P13"><text:span text:style-name="T1">Vector4D( Real x, Real y, Real z, Real w )</text:span> – Construct a 4D vector with x, y, z and w parts.</text:p>
        </text:list-item>
      </text:list>
      <text:h text:style-name="Heading_20_5" text:outline-level="5">Methods</text:h>
      <text:list text:style-name="L8">
        <text:list-item>
          <text:p text:style-name="P14"><text:span text:style-name="T1">.Min( VectorXD Vs )</text:span> <text:span text:style-name="T3">–</text:span> Returns a vector containing the smaller of each part.</text:p>
        </text:list-item>
        <text:list-item>
          <text:p text:style-name="P14"><text:span text:style-name="T1">.Max( VectorXD Vs )</text:span> <text:span text:style-name="T3">– Returns a vector containing the larger of each part.</text:span></text:p>
        </text:list-item>
        <text:list-item>
          <text:p text:style-name="P14"><text:span text:style-name="T1">.MinClamp( VectorXD Vs )</text:span> <text:span text:style-name="T3">–</text:span> Limits the vector parts to be no less than the Vs vector.</text:p>
        </text:list-item>
        <text:list-item>
          <text:p text:style-name="P15"><text:span text:style-name="T1">.MaxClamp( VectorXD Vs )</text:span> – Limits the vector parts to be no greater than the Vs vector.</text:p>
        </text:list-item>
      </text:list>
      <text:p text:style-name="P16"/>
      <text:list text:style-name="L8">
        <text:list-item text:start-value="1">
          <text:p text:style-name="P15"><text:span text:style-name="T1">.Normalize()</text:span> – Makes the vector of length 1.</text:p>
        </text:list-item>
        <text:list-item>
          <text:p text:style-name="P15"><text:span text:style-name="T1">.NormalizeRet()</text:span> – Like Normalize(), but also returns the magnitude.</text:p>
        </text:list-item>
        <text:list-item>
          <text:p text:style-name="P15"><text:span text:style-name="T1">.Normal()</text:span> – Instead of changing the vector to one of length 1, returns the vector instead.</text:p>
        </text:list-item>
        <text:list-item>
          <text:p text:style-name="P15"><text:span text:style-name="T1">.Magnitude()</text:span> – Returns the magnitude (length).</text:p>
        </text:list-item>
        <text:list-item>
          <text:p text:style-name="P15"><text:span text:style-name="T1">.MagnitudeSquared()</text:span> – Returns the magnitude squared. <text:s/>This is faster than getting the magnitude, as it doesn't require a square root.</text:p>
        </text:list-item>
        <text:list-item>
          <text:p text:style-name="P15"><text:span text:style-name="T1">.Manhattan()</text:span> – Returns the Manhattan length (sum of all absolute value parts). <text:s/>Used as an approximation of the Magnitude, but becomes more and more wrong as the direction moves away from axis.</text:p>
        </text:list-item>
      </text:list>
      <text:p text:style-name="P16"/>
      <text:list text:style-name="L8">
        <text:list-item text:start-value="1">
          <text:p text:style-name="P15"><text:span text:style-name="T1">.IsZero()</text:span> – Returns true if the vector is a zero vector.</text:p>
        </text:list-item>
        <text:list-item>
          <text:p text:style-name="P15"><text:span text:style-name="T1">.IsZeroPositive()</text:span> – Same as IsZero(), but an optimized call if you're sure the number is not negative. <text:s/>Prefer IsZero(), unless you know what you're doing here.</text:p>
        </text:list-item>
      </text:list>
      <text:list text:style-name="L9">
        <text:list-item>
          <text:p text:style-name="P17"><text:span text:style-name="T1">.IsAcuteAngle( VectorXD Vs )</text:span> – Given two vectors, the 2<text:span text:style-name="T5">nd</text:span> sitting on the tip of the 1<text:span text:style-name="T5">st</text:span>, this returns true if the angle between the vectors forms an acute (less than 90 degrees).</text:p>
        </text:list-item>
        <text:list-item>
          <text:p text:style-name="P17"><text:span text:style-name="T1">.IsObtuseAngle( VectorXD Vs )</text:span> – Like IsAcuteAngle(), but returns true if the angle is obtuse (greater than 90 degrees).</text:p>
        </text:list-item>
      </text:list>
      <text:list text:style-name="L8">
        <text:list-item text:start-value="1">
          <text:p text:style-name="P15"><text:span text:style-name="T1">.IsRightAngle( VectorXD Vs )</text:span> – Like IsAcuteAngle(), but returns true if it is a right angle (90 degrees).</text:p>
          <text:p text:style-name="P15"/>
        </text:list-item>
        <text:list-item>
          <text:p text:style-name="P15"><text:span text:style-name="T1">.ToVectorXD()</text:span> – Converts this vector in to the specified other, clipping off or adding more parts with a value 0 as needed.</text:p>
        </text:list-item>
        <text:list-item>
          <text:p text:style-name="P15"><text:span text:style-name="T1">.ToHomoVectorXD()</text:span> – Same as ToVectorXD(), but any added parts get set to 1 instead. <text:s/>And that's homo for “homogeneous”, not any other homo-ness. <text:s/>The vector doesn't like men.</text:p>
        </text:list-item>
        <text:list-item>
          <text:p text:style-name="P15"><text:span text:style-name="T1">.ToScalarVector()</text:span> – Converts this vector in to a ScalarVectorXD to be used a vector multiplication (multiplication by each part).</text:p>
        </text:list-item>
        <text:list-item>
          <text:p text:style-name="P15"><text:span text:style-name="T1">.ToMatrixXx1()</text:span> – Convert vector in to a respected Matrix of width X. <text:s/>Commonly, this will be a matrix of the same number of dimensions, but it can be 2, 3 or 4.</text:p>
        </text:list-item>
        <text:list-item>
          <text:p text:style-name="P15"><text:span text:style-name="T1">.ToMatrix1xY()</text:span> – Convert vector in to a respected Matrix of height Y. <text:s/>Commonly, this will be a matrix of the same number of dimensions, but it can be 2, 3 or 4.</text:p>
        </text:list-item>
      </text:list>
      <text:h text:style-name="Heading_20_5" text:outline-level="5">Methods (2D Only)</text:h>
      <text:list text:style-name="L10">
        <text:list-item>
          <text:p text:style-name="P18"><text:span text:style-name="T1">.Tanget()</text:span> <text:span text:style-name="T3">–</text:span> Returns a vector tangent (perpendicular) to the original. <text:s/>This is used in place of the <text:span text:style-name="T6">cross product</text:span> in 2D space. <text:s/>Technically, crossing a vector with a vector pointing up and about the Z axis gives this result, just this is way faster to calculate.</text:p>
        </text:list-item>
      </text:list>
      <text:h text:style-name="Heading_20_5" text:outline-level="5">Operations</text:h>
      <text:list text:style-name="L11">
        <text:list-item>
          <text:p text:style-name="P19"><text:span text:style-name="T1">-VectorXD</text:span><text:span text:style-name="T3"> – Returns a vector with all parts negated.</text:span></text:p>
        </text:list-item>
        <text:list-item>
          <text:p text:style-name="P19"><text:span text:style-name="T1">VectorXD * VectorXD</text:span> – Vector Dot product. <text:s/>Returns a Real.</text:p>
        </text:list-item>
        <text:list-item>
          <text:p text:style-name="P19"><text:span text:style-name="T1">VectorXD % VectorXD</text:span> – Vector Cross Product. <text:s/>Returns a VectorXD (<text:span text:style-name="T7">3D only</text:span>).</text:p>
        </text:list-item>
        <text:list-item>
          <text:p text:style-name="P19"><text:span text:style-name="T1">VectorXD * Real</text:span> – Scalar Multiplication. <text:s/>Returns a VectorXD.</text:p>
        </text:list-item>
        <text:list-item>
          <text:p text:style-name="P19"><text:span text:style-name="T1">VectorXD / Real</text:span> – Scalar Division. <text:s/>Returns a VectorXD.</text:p>
        </text:list-item>
        <text:list-item>
          <text:p text:style-name="P19"><text:span text:style-name="T1">VectorXD * ScalarVectorXD</text:span> – Vector Multiplication. <text:s/>Returns a VectorXD.</text:p>
        </text:list-item>
        <text:list-item>
          <text:p text:style-name="P19"><text:span text:style-name="T1">VectorXD == VectorXD</text:span> – Returns true if both vectors are equal.</text:p>
        </text:list-item>
      </text:list>
      <text:h text:style-name="Heading_20_5" text:outline-level="5">Notes</text:h>
      <text:list text:style-name="L12">
        <text:list-item>
          <text:p text:style-name="P20"><text:span text:style-name="T3">“</text:span><text:span text:style-name="T1">%</text:span><text:span text:style-name="T3">” was used instead of “</text:span><text:span text:style-name="T1">^</text:span><text:span text:style-name="T3">” because of symbol priority. <text:s/>The </text:span><text:span text:style-name="T1">%</text:span><text:span text:style-name="T3"> is at the same operator level as multiplication and division, where </text:span><text:span text:style-name="T1">^</text:span><text:span text:style-name="T3"> is with the </text:span><text:span text:style-name="T1">&amp;</text:span><text:span text:style-name="T3"> and </text:span><text:span text:style-name="T1">|</text:span><text:span text:style-name="T3"> operators.</text:span></text:p>
        </text:list-item>
      </text:list>
      <text:h text:style-name="P10" text:outline-level="4">MatrixXxY Type</text:h>
      <text:p text:style-name="List_20_Indent"><text:span text:style-name="T1">File:</text:span> Geometry/Matrix.h (all variants and utilities)</text:p>
      <text:p text:style-name="List_20_Indent"><text:span text:style-name="T1">Folder:</text:span> Geometry/Matrix</text:p>
      <text:p text:style-name="List_20_Indent"><text:span text:style-name="T1">Namespace:</text:span> None</text:p>
      <text:p text:style-name="Standard">The MatrixXxY types are used to describe multi dimensional matrices. <text:s/>They come in a number of variations from 2x2 to 4x4 variants. <text:s/>Variations include:</text:p>
      <text:p text:style-name="Standard"/>
      <text:list text:style-name="L13">
        <text:list-item>
          <text:p text:style-name="P21"><text:span text:style-name="T1">MatrixXx1, Matrix1xX</text:span> – Variations for representing a VectorXD as a tall or wide matrix. These are rarely used as is, but are converted to via conversion functions in VectorXD (.ToMatrix2x1() and .ToMatrix1x2() respectfully).</text:p>
        </text:list-item>
        <text:list-item>
          <text:p text:style-name="P21"><text:span text:style-name="T1">Matrix2x2</text:span> – A 2x2 variation common for holding 2D affine transformations (rotation/scaling). <text:s/></text:p>
        </text:list-item>
        <text:list-item>
          <text:p text:style-name="P21"><text:span text:style-name="T1">Matrix3x3</text:span> – A 3x3 variation common used for holding 3D orientations.</text:p>
        </text:list-item>
        <text:list-item>
          <text:p text:style-name="P21"><text:span text:style-name="T1">Matrix4x4</text:span> – A 4x4 variation capable of holding linear transformations as well as orientations and scaling.</text:p>
        </text:list-item>
        <text:list-item>
          <text:p text:style-name="P21"><text:span text:style-name="T1">Matrix4x3, Matrix3x4</text:span> – Variations with one less row to achieve the same effect as a 4x4, but with ¼ less CPU work.</text:p>
        </text:list-item>
      </text:list>
      <text:p text:style-name="Standard"/>
      <text:p text:style-name="List_20_Indent">Matrix2x2 MyMatrix( Real::One, Real::Zero, Real::Zero, Real::One );</text:p>
      <text:h text:style-name="Heading_20_5" text:outline-level="5">Constants</text:h>
      <text:p text:style-name="Text_20_body"><text:span text:style-name="T1">AxisXD::XOrigin</text:span> – An X axis at the origin.</text:p>
      <text:p text:style-name="Standard"/>
      <text:p text:style-name="Standard">Todo: this!</text:p>
      <text:p text:style-name="Standard"/>
      <text:h text:style-name="P10" text:outline-level="4">Quaternion Type</text:h>
      <text:p text:style-name="Standard">An orientation type with a smooth interpolation property.</text:p>
      <text:p text:style-name="Standard"/>
      <text:h text:style-name="Heading_20_4" text:outline-level="4">Plucker Type</text:h>
      <text:p text:style-name="Standard">A type for representing Plucker co-ordinates. <text:s/>They're used to describe a sort of ray, and deal with a special product that can be used to detect the wrapping of a ray around another, and which way in particular. <text:s/>This can be used like planes to make some interesting volumes for information gathering.</text:p>
      <text:p text:style-name="Standard"/>
      <text:p text:style-name="Standard">Algorithmically, Plucker's are a beast of a half completed cross product.</text:p>
      <text:p text:style-name="Standard"/>
      <text:h text:style-name="Heading_20_4" text:outline-level="4">Clifford Type</text:h>
      <text:p text:style-name="Standard">Just to be an ass, this is listed as a potential type. <text:s/>A unit for Clifford algebra. <text:s/>No practical use known.</text:p>
      <text:p text:style-name="Standard"/>
      <text:p text:style-name="Standard"/>
      <text:p text:style-name="Standard">To be done (Quaternion, Plucker, Clifford) when we do a 3D engine.</text:p>
      <text:h text:style-name="P4" text:outline-level="2">Geometry Classes</text:h>
      <text:h text:style-name="Heading_20_4" text:outline-level="4">Rectangle Types</text:h>
      <text:p text:style-name="List_20_Indent"><text:span text:style-name="T1">File:</text:span> Geometry/Rect.h (all variants and utilities)</text:p>
      <text:p text:style-name="List_20_Indent"><text:span text:style-name="T1">Folder:</text:span> Geometry/Rect</text:p>
      <text:p text:style-name="List_20_Indent"><text:span text:style-name="T1">Namespace:</text:span> None</text:p>
      <text:p text:style-name="Standard">The rectangle types are used to describe axis aligned volumes. <text:s/>The rectangles come in 2 dimensional and 3 dimensional variants. <text:s/>On top of that, there are 3 further variations, each containing different pieces of information. <text:s/>Its member are accessed through access functions instead of the members directly like VectorXD. <text:s/>They are written like this so you can simple drop in the other type to produce more optimized code. <text:s/>The variations include:</text:p>
      <text:p text:style-name="Standard"/>
      <text:list text:style-name="L14">
        <text:list-item>
          <text:p text:style-name="P22"><text:span text:style-name="T1">RectXD</text:span> – Your standard rectangle containing a corner point and the width and height (aka shape). <text:s/>Probably the most average of the 3 types.</text:p>
        </text:list-item>
        <text:list-item>
          <text:p text:style-name="P22"><text:span text:style-name="T1">RadiusRectXD</text:span> – A varaition rectangle that contains a center point and the half width and half height. <text:s/>Getting the corner points is a matter of adding or subtracting the shape from the center. <text:s/>This is the fastest form for testing versus AxisXD's.</text:p>
        </text:list-item>
        <text:list-item>
          <text:p text:style-name="P22"><text:span text:style-name="T1">PairRectXD</text:span> – A variation rectangle that contains only the two corner points. <text:s/>This is the fastest form for the meat of closest point and collision testing code. <text:s/>But it's the slowest for getting the center point and shapes (regular and half).</text:p>
        </text:list-item>
      </text:list>
      <text:p text:style-name="Standard"/>
      <text:p text:style-name="Standard">Hard coding a Rectangle would look something like this:</text:p>
      <text:p text:style-name="Standard"/>
      <text:p text:style-name="List_20_Indent">// X, Y, W, H</text:p>
      <text:p text:style-name="List_20_Indent">Rect2D MyRect = Rect2D( Real(200), Real(200), Real(10), Real(20) );</text:p>
      <text:p text:style-name="List_20_Indent">// 2 Points //</text:p>
      <text:p text:style-name="List_20_Indent">PairRect2D OtherRect = PairRect2D::Pair( CornerPointA, CornerPointB );</text:p>
      <text:p text:style-name="List_20_Indent">// Center and HalfShape (10 wide, 1 tall. <text:s/>Double that for width/height //</text:p>
      <text:p text:style-name="List_20_Indent">Rect2D Shapey = Rect2D::Radius( CenterPoint, Vector2D( Ten, One ) );</text:p>
      <text:p text:style-name="List_20_Indent"/>
      <text:p text:style-name="P23">It's recommended you <text:span text:style-name="T2">typedef</text:span> the RectType, as it will make changes for optimizations easier later. <text:s/>Plus, it gives you a way to know what rectangle type a class uses.</text:p>
      <text:p text:style-name="List_20_Indent">// My rectangle type //</text:p>
      <text:p text:style-name="List_20_Indent">typedef Rect2D RectType;</text:p>
      <text:p text:style-name="List_20_Indent">RectType BoundingBox;</text:p>
      <text:p text:style-name="P24"/>
      <text:h text:style-name="Heading_20_5" text:outline-level="5">Construction</text:h>
      <text:list text:style-name="L15">
        <text:list-item>
          <text:p text:style-name="P25"><text:span text:style-name="T1">Rect2D( Real x, Real y, Real w, Real h )</text:span> – Creates a 2D rectangle with the corner position specified by x and y, and it's shape specified by w and h.</text:p>
        </text:list-item>
        <text:list-item>
          <text:p text:style-name="P25"><text:span text:style-name="T1">Rect3D( Real x, Real y, Real z, Real w, Real h, Real l )</text:span> – Creates a 3D rectangle with the corner position specified by x, y and z, and it's shape specified by w, h and l.</text:p>
        </text:list-item>
        <text:list-item>
          <text:p text:style-name="P25"><text:span text:style-name="T1">RectXD( VectorXD corner, VectorXD shape )</text:span> – Creates a rectangle from the point specified by “corner” and the shape specified by “shape”.</text:p>
        </text:list-item>
        <text:list-item>
          <text:p text:style-name="P25"><text:span text:style-name="T1">Rect2D::Pair( Real x1, Real y1, Real x2, Real y2 )</text:span> – Create a rectangle from the pair of points.</text:p>
        </text:list-item>
        <text:list-item>
          <text:p text:style-name="P25"><text:span text:style-name="T1">Rect3D::Pair( Real x1, Real y1, Real z1, Real x2, Real y2, Real z2 )</text:span> – Create a rectangle from the pair of points.</text:p>
        </text:list-item>
        <text:list-item>
          <text:p text:style-name="P25"><text:span text:style-name="T1">RectXD::Pair( VectorXD v1, VectorXD v2 )</text:span> – Create a rectangle from the pair of points.</text:p>
        </text:list-item>
        <text:list-item>
          <text:p text:style-name="P25"><text:span text:style-name="T1">Rect2D::Radius( Real cx, Real cy, Real hw, Real hh )</text:span> – Create a rectangle from the <text:span text:style-name="T2">center point</text:span> defined by cx and cy, and the <text:span text:style-name="T2">half shape</text:span> defined by hw and hh.</text:p>
        </text:list-item>
        <text:list-item>
          <text:p text:style-name="P25"><text:span text:style-name="T1">Rect3D::Radius( Real cx, Real cy, Real cz, Real hw, Real hh, Real hl )</text:span> – Create a rectangle from the <text:span text:style-name="T2">center point</text:span> defined by cx, cy, and cz, and the <text:span text:style-name="T2">half shape</text:span> defined by hw, hh, and hl.</text:p>
        </text:list-item>
        <text:list-item>
          <text:p text:style-name="P25"><text:span text:style-name="T1">RectXD::Radius( VectorXD center, VectorXD halfshape )</text:span> – Create a rectangle from the <text:span text:style-name="T2">center point</text:span> “center” and the <text:span text:style-name="T2">half shape</text:span> “halfshape”.</text:p>
        </text:list-item>
      </text:list>
      <text:p text:style-name="Standard"/>
      <text:p text:style-name="Standard">RectXD above can be substituted for RadiusRectXD and PairRectXD, and construction works exactly the same.</text:p>
      <text:h text:style-name="Heading_20_5" text:outline-level="5">Methods</text:h>
      <text:list text:style-name="L16">
        <text:list-item>
          <text:p text:style-name="P26"><text:span text:style-name="T1">.P1()</text:span> – Returns the <text:span text:style-name="T2">first point</text:span> in the Rectangle shape. <text:s/>Optimized in RectXD and PairRectXD.</text:p>
        </text:list-item>
        <text:list-item>
          <text:p text:style-name="P26"><text:span text:style-name="T1">.P2()</text:span> – Returns the <text:span text:style-name="T2">second point</text:span> in the Rectangle shape. <text:s/>Optimized in PairRectXD.</text:p>
        </text:list-item>
        <text:list-item>
          <text:p text:style-name="P26"><text:span text:style-name="T1">.Center()</text:span> – Returns the <text:span text:style-name="T2">center point</text:span> of the Rectangle. <text:s/>Optimized in RadiusRectXD.</text:p>
        </text:list-item>
      </text:list>
      <text:p text:style-name="Standard"/>
      <text:list text:style-name="L16">
        <text:list-item text:start-value="1">
          <text:p text:style-name="P26"><text:span text:style-name="T1">.Width()</text:span> – Returns the <text:span text:style-name="T2">width</text:span> of the rectangle. <text:s/>Optimized in RectXD.</text:p>
        </text:list-item>
        <text:list-item>
          <text:p text:style-name="P26"><text:span text:style-name="T1">.Height()</text:span> – Returns the <text:span text:style-name="T2">height</text:span> of the rectangle. <text:s/>Optimized in RectXD.</text:p>
        </text:list-item>
        <text:list-item>
          <text:p text:style-name="P26"><text:span text:style-name="T1">.Length()</text:span> – Returns the length of the rectangle. <text:s/>Optimized in RectXD. <text:s/><text:span text:style-name="T1">3D</text:span> only.</text:p>
        </text:list-item>
        <text:list-item>
          <text:p text:style-name="P26"><text:span text:style-name="T1">.Shape()</text:span> – Returns a vector describing the <text:span text:style-name="T2">shape</text:span> of the rectangle (i.e. A dimension in each part x, y, z). <text:s/>Optimized in RectXD.</text:p>
        </text:list-item>
      </text:list>
      <text:p text:style-name="Standard"/>
      <text:list text:style-name="L16">
        <text:list-item text:start-value="1">
          <text:p text:style-name="P26"><text:span text:style-name="T1">.HalfWidth()</text:span> – Returns the <text:span text:style-name="T2">half width</text:span> of the rectangle. <text:s/>Optimized in RadiusRectXD.</text:p>
        </text:list-item>
        <text:list-item>
          <text:p text:style-name="P26"><text:span text:style-name="T1">.HalfHeight()</text:span> – Returns the <text:span text:style-name="T2">half height</text:span> of the rectangle. <text:s/>Optimized in RadiusRectXD.</text:p>
        </text:list-item>
        <text:list-item>
          <text:p text:style-name="P26"><text:span text:style-name="T1">.HalfLength()</text:span> – Returns the <text:span text:style-name="T2">half length</text:span> of the rectangle. <text:s/>Optimized in RadiusRectXD. <text:s/><text:span text:style-name="T1">3D</text:span> only.</text:p>
        </text:list-item>
        <text:list-item>
          <text:p text:style-name="P26"><text:span text:style-name="T1">.HalfShape()</text:span> – Returns a vector describing the half shape of the rectangle (i.e. A dimension in each part x, y, z). <text:s/>Optimized in RadiusRectXD.</text:p>
        </text:list-item>
      </text:list>
      <text:p text:style-name="Standard"/>
      <text:list text:style-name="L16">
        <text:list-item text:start-value="1">
          <text:p text:style-name="P26"><text:span text:style-name="T1">.Area()</text:span> – Returns the area measurement of the shape. <text:s/><text:span text:style-name="T1">2D</text:span> only.</text:p>
        </text:list-item>
        <text:list-item>
          <text:p text:style-name="P26"><text:span text:style-name="T1">.Volume()</text:span> – Returns the volume measurement of the shape. <text:s/><text:span text:style-name="T1">3D</text:span> only.</text:p>
        </text:list-item>
      </text:list>
      <text:p text:style-name="Standard"/>
      <text:list text:style-name="L16">
        <text:list-item text:start-value="1">
          <text:p text:style-name="P26"><text:span text:style-name="T1">.ClosestPoint( VectorXD Vs )</text:span> – Returns a vector of the closest point in or on the rectangle. <text:s/>If the Vs point was inside, the original point is returned.</text:p>
        </text:list-item>
      </text:list>
      <text:p text:style-name="Standard"/>
      <text:list text:style-name="L16">
        <text:list-item text:start-value="1">
          <text:p text:style-name="P26"><text:span text:style-name="T1">.ToRect()</text:span> – Convert to the Rect variant.</text:p>
        </text:list-item>
        <text:list-item>
          <text:p text:style-name="P26"><text:span text:style-name="T1">.ToRadiusRect()</text:span> – Convert to the RadiusRect variant.</text:p>
        </text:list-item>
        <text:list-item>
          <text:p text:style-name="P26"><text:span text:style-name="T1">.ToPairRect()</text:span> – Convert to the PairRect variant.</text:p>
        </text:list-item>
      </text:list>
      <text:h text:style-name="Heading_20_5" text:outline-level="5">Operations</text:h>
      <text:list text:style-name="L17">
        <text:list-item>
          <text:p text:style-name="P27"><text:span text:style-name="T1">RectXD == RectXD</text:span> – Returns true if the two rectangles intersect.</text:p>
        </text:list-item>
        <text:list-item>
          <text:p text:style-name="P27"><text:span text:style-name="T1">RadiusRectXD == RadiusRectXD</text:span> – Returns true if the two rectangles intersect.</text:p>
        </text:list-item>
        <text:list-item>
          <text:p text:style-name="P27"><text:span text:style-name="T1">PairRectXD == PairRectXD</text:span> – Returns true if the two rectangles intersect.</text:p>
          <text:p text:style-name="P27"/>
        </text:list-item>
        <text:list-item>
          <text:p text:style-name="P27"><text:span text:style-name="T1">RectXD + RectXD </text:span>– Returns a union rectangle (rectangle containing both).</text:p>
        </text:list-item>
        <text:list-item>
          <text:p text:style-name="P27"><text:span text:style-name="T1">RadiusRectXD + RadiusRectXD </text:span>– Returns a union rectangle (rectangle containing both).</text:p>
        </text:list-item>
        <text:list-item>
          <text:p text:style-name="P27"><text:span text:style-name="T1">PairRectXD + PairRectXD </text:span>– Returns a union rectangle (rectangle containing both).</text:p>
          <text:p text:style-name="P27"/>
        </text:list-item>
        <text:list-item>
          <text:p text:style-name="P27"><text:span text:style-name="T1">RectXD - RectXD </text:span>– Returns a difference rectangle (rectangle where both cross).</text:p>
        </text:list-item>
        <text:list-item>
          <text:p text:style-name="P27"><text:span text:style-name="T1">RadiusRectXD - RadiusRectXD </text:span>– Returns a difference rectangle (rectangle where both cross).</text:p>
        </text:list-item>
        <text:list-item>
          <text:p text:style-name="P27"><text:span text:style-name="T1">PairRectXD - PairRectXD </text:span>– Returns a difference rectangle (rectangle where both cross).</text:p>
        </text:list-item>
      </text:list>
      <text:p text:style-name="Standard"/>
      <text:h text:style-name="P10" text:outline-level="4">PlaneXD Type</text:h>
      <text:h text:style-name="Heading_20_4" text:outline-level="4"/>
      <text:h text:style-name="P10" text:outline-level="4">AxisXD Type</text:h>
      <text:p text:style-name="List_20_Indent"><text:span text:style-name="T1">File:</text:span> Geometry/Axis.h (all variants and utilities)</text:p>
      <text:p text:style-name="List_20_Indent"><text:span text:style-name="T1">Folder:</text:span> Geometry/Axis</text:p>
      <text:p text:style-name="List_20_Indent"><text:span text:style-name="T1">Namespace:</text:span> None</text:p>
      <text:p text:style-name="Standard">The AxisXD types are used to describe an axis aligned plane. <text:s/>They come in 2D and 3D variants. <text:s/>An axis is specified by one of the 3 major axis, and a single point of reference. <text:s/>This single point of reference is used in math similar to what you do to planes. <text:s/>By tracing a vector from your point to a point on the plane, you can deal with the plane as if it was local.</text:p>
      <text:p text:style-name="Standard"/>
      <text:p text:style-name="List_20_Indent">Axis2D MyAxis = Axis2D::XAxis( Vector2D( Real::One, Real::Zero );</text:p>
      <text:h text:style-name="Heading_20_5" text:outline-level="5">Constants</text:h>
      <text:list text:style-name="L18">
        <text:list-item>
          <text:p text:style-name="P28"><text:span text:style-name="T1">AxisXD::XOrigin</text:span> – An X axis at the origin.</text:p>
        </text:list-item>
        <text:list-item>
          <text:p text:style-name="P28"><text:span text:style-name="T1">AxisXD::YOrigin</text:span> – A Y axis at the origin.</text:p>
        </text:list-item>
        <text:list-item>
          <text:p text:style-name="P28"><text:span text:style-name="T1">AxisXD::ZOrigin</text:span> – A Z axis at the origin. <text:s/><text:span text:style-name="T1">3D</text:span> only.</text:p>
        </text:list-item>
      </text:list>
      <text:h text:style-name="Heading_20_5" text:outline-level="5">Construction</text:h>
      <text:list text:style-name="L19">
        <text:list-item>
          <text:p text:style-name="P29"><text:span text:style-name="T1">AxisXD::XAxis( VectorXD v )</text:span> – Create an x axis (wide) with the point of reference v.</text:p>
        </text:list-item>
        <text:list-item>
          <text:p text:style-name="P29"><text:span text:style-name="T1">AxisXD::YAxis( VectorXD v )</text:span> – Create a y axis (tall) with the point of reference v.</text:p>
        </text:list-item>
        <text:list-item>
          <text:p text:style-name="P29"><text:span text:style-name="T1">AxisXD::ZAxis( VectorXD v )</text:span> – Create a z axis (long) with the point of reference v. <text:s/><text:span text:style-name="T1">3D</text:span> only.</text:p>
        </text:list-item>
      </text:list>
      <text:h text:style-name="Heading_20_5" text:outline-level="5">Methods</text:h>
      <text:list text:style-name="L20">
        <text:list-item>
          <text:p text:style-name="P30"><text:span text:style-name="T1">.IsX()</text:span><text:span text:style-name="T3"> – Returns true if this axis is an x axis.</text:span></text:p>
        </text:list-item>
        <text:list-item>
          <text:p text:style-name="P31"><text:span text:style-name="T1">.IsX()</text:span> – Returns true if this axis is a y axis.</text:p>
        </text:list-item>
        <text:list-item>
          <text:p text:style-name="P31"><text:span text:style-name="T1">.IsZ()</text:span> – Returns true if this axis is a z axis. <text:s/><text:span text:style-name="T1">3D</text:span> Only.</text:p>
        </text:list-item>
      </text:list>
      <text:p text:style-name="P16"/>
      <text:list text:style-name="L20">
        <text:list-item text:start-value="1">
          <text:p text:style-name="P30"><text:span text:style-name="T1">.SetX()</text:span><text:span text:style-name="T3"> – Set the axis part to represent the X axis.</text:span></text:p>
        </text:list-item>
        <text:list-item>
          <text:p text:style-name="P31"><text:span text:style-name="T1">.SetY()</text:span> – Set the axis part to represent the Y axis.</text:p>
        </text:list-item>
        <text:list-item>
          <text:p text:style-name="P31"><text:span text:style-name="T1">.SetZ()</text:span> – Set the axis part to represent the Z axis. <text:s/><text:span text:style-name="T1">3D</text:span> Only.</text:p>
        </text:list-item>
      </text:list>
      <text:p text:style-name="P16"/>
      <text:list text:style-name="L20">
        <text:list-item text:start-value="1">
          <text:p text:style-name="P30"><text:span text:style-name="T1">.Test( VectorXD Vs )</text:span> – Returns a normalized Real describing which side of the axis the point is on. <text:s/>The Real will be +1 if on the positive side, and -1 if on the negative side. <text:s/>Also, in the rare case where it falls on the axis itself, 0 is returned.</text:p>
        </text:list-item>
        <text:list-item>
          <text:p text:style-name="P30"><text:span text:style-name="T1">.ClosestPoint( VectorXD Vs )</text:span> – Returns a VectorXD of the closest point on the axis.</text:p>
        </text:list-item>
      </text:list>
      <text:p text:style-name="P32"/>
      <text:list text:style-name="L20">
        <text:list-item text:start-value="1">
          <text:p text:style-name="P30"><text:span text:style-name="T1">.Test( RectXD Vs )</text:span> – Like the earlier test, this returns a Real number describing the relationship the rectangle has with the axis. <text:s/>It returns +1 if in the positive space, -1 if in the negative space, and 0 if it crosses the axis.</text:p>
        </text:list-item>
        <text:list-item>
          <text:p text:style-name="P30"><text:span text:style-name="T1">.Test( RadiusRectXD Vs )</text:span> – Like the earlier test, this returns a Real number describing the relationship the rectangle has with the axis. <text:s/>It returns +1 if in the positive space, -1 if in the negative space, and 0 if it crosses the axis. <text:s/>This is the fastest version of this code.</text:p>
        </text:list-item>
        <text:list-item>
          <text:p text:style-name="P30"><text:span text:style-name="T1">.Test( PairRectXD Vs )</text:span> – Like the earlier test, this returns a Real number describing the relationship the rectangle has with the axis. <text:s/>It returns +1 if in the positive space, -1 if in the negative space, and 0 if it crosses the axis. <text:s/>This is the slowest version of this code.</text:p>
        </text:list-item>
      </text:list>
      <text:p text:style-name="Standard"/>
      <text:h text:style-name="P10" text:outline-level="4">Types to do</text:h>
      <text:p text:style-name="Standard">Line/Line Segment?<text:line-break/>Ray's?</text:p>
      <text:p text:style-name="Standard">SphereXD, SphereRefXD</text:p>
      <text:p text:style-name="Standard"/>
      <text:h text:style-name="Heading_20_2" text:outline-level="2">Utility Classes</text:h>
      <text:h text:style-name="Heading_20_4" text:outline-level="4">Set Types</text:h>
      <text:p text:style-name="Standard">The ABSet, ABCSet, ABCDSet and ABCDESet types</text:p>
      <text:p text:style-name="Standard">Specialty RGBSet, and RGBASet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3-15T21:41:32</meta:creation-date>
    <dc:creator>Mike Kasprzak</dc:creator>
    <dc:date>2006-07-15T00:01:13</dc:date>
    <dc:language>en-US</dc:language>
    <meta:editing-cycles>128</meta:editing-cycles>
    <meta:editing-duration>PT14H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243" meta:word-count="2977" meta:character-count="18028"/>
  </office:meta>
</office:document-meta>
</file>